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line-height="150%"/>
      <style:text-properties officeooo:paragraph-rsid="002d3586"/>
    </style:style>
    <style:style style:name="P2" style:family="paragraph" style:parent-style-name="Standard">
      <style:paragraph-properties fo:line-height="150%"/>
      <style:text-properties officeooo:rsid="0025dc58" officeooo:paragraph-rsid="002acba9"/>
    </style:style>
    <style:style style:name="P3" style:family="paragraph" style:parent-style-name="Standard" style:list-style-name="L1">
      <style:paragraph-properties fo:line-height="150%"/>
      <style:text-properties officeooo:rsid="0025dc58" officeooo:paragraph-rsid="002acba9"/>
    </style:style>
    <style:style style:name="P4" style:family="paragraph" style:parent-style-name="Standard">
      <style:paragraph-properties fo:line-height="150%"/>
      <style:text-properties officeooo:rsid="0025dc58" officeooo:paragraph-rsid="009204dd"/>
    </style:style>
    <style:style style:name="P5" style:family="paragraph" style:parent-style-name="Standard">
      <style:paragraph-properties fo:line-height="150%"/>
      <style:text-properties officeooo:rsid="0025dc58" officeooo:paragraph-rsid="006f2f89"/>
    </style:style>
    <style:style style:name="P6" style:family="paragraph" style:parent-style-name="Title">
      <style:paragraph-properties fo:line-height="150%"/>
      <style:text-properties fo:font-size="20pt" style:font-size-asian="20pt" style:font-size-complex="20pt"/>
    </style:style>
    <style:style style:name="T1" style:family="text">
      <style:text-properties officeooo:rsid="0025dc58"/>
    </style:style>
    <style:style style:name="T2" style:family="text">
      <style:text-properties officeooo:rsid="00410c14"/>
    </style:style>
    <style:style style:name="T3" style:family="text">
      <style:text-properties officeooo:rsid="0045c801"/>
    </style:style>
    <style:style style:name="T4" style:family="text">
      <style:text-properties officeooo:rsid="0072bf4a"/>
    </style:style>
    <style:style style:name="T5" style:family="text">
      <style:text-properties officeooo:rsid="007e4879"/>
    </style:style>
    <style:style style:name="T6" style:family="text">
      <style:text-properties officeooo:rsid="0082475b"/>
    </style:style>
    <style:style style:name="T7" style:family="text">
      <style:text-properties officeooo:rsid="008969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对如何发展国产操作系统的一些思考</text:p>
      <text:p text:style-name="P1"><text:s text:c="4"/>最近最热门的新闻之一，就是由于各种原因，美国重新激活了对中兴公司核心部件的禁运。作为一个在电信行业混迹了快二十年的老鸟，对禁运可能对中兴造成的后果，相对还是比较清楚的。虽不能说是一剑封喉，但足以把中兴逼迫到了没有任何退路的墙角。作为同行，个人心中对中兴的遭遇深深感到同情和可惜，真诚希望她能够尽快找到解决方案，度过难关。</text:p>
      <text:p text:style-name="P1"><text:s text:c="4"/>正是因为这件事，引发了全社会比较热烈的关于<text:span text:style-name="T1">IT行业核心部件的讨论。其中讨论最多的，就是CPU和操作系统的国产化。同样地，作为一个在自主操作系统开发和推广领域（如果这也算是一个领域的话）混迹了近二十年的老鸟，对如何发展国产操作系统也有一些个人的看法，在这里分享出来，供业界同行批评讨论。</text:span></text:p>
      <text:p text:style-name="P2"><text:s text:c="4"/>最近让我非常欣慰的一件事，就是妹妹结婚了。随着年龄的不断增大，妹妹的婚事一直是全家人记挂和头疼的事情。看到妹妹身穿漂亮的衣服，被新郎家簇拥着走出家门的时候，心中的感动和喜悦无法抑制，居然不知不觉的留下了眼泪。同时，看着从小长大的妹妹，在这一刻变成了别人家的媳妇，心中也有一种说不出的不舍和惆怅。我个人是认同早婚早育理念的，因为早一点组成一个家庭，自己平时努力工作或学习的结果会逐渐积累到家庭中，进而沉淀到后代身上，所谓“三代而出贵族”。</text:p>
      <text:p text:style-name="P2"><text:s text:c="4"/>操作系统的发展同样如此，需要形成一个“能够积累各方成果”的平台，这样不断积累下来，最终形成质变。通过不断的累加这种质变，最终会形成具备自己风格，有自己的应用场景的操作系统平台。现在国内有很多从事操作系统开发的公司，也有很多从事开源操作系统开发的团队和个人。但大部分都是聚焦于嵌入式操作系统的开发。我个人认为，嵌入式操作系统是比较难以形成气候的，主要原因就是“不能构筑起积累各方成果”的平台。而造成这个原因的原因（不要介意我的绕口令），主要有以下几点：</text:p>
      <text:list xml:id="list3617899775" text:style-name="L1">
        <text:list-item>
          <text:p text:style-name="P3">嵌入式操作系统功能比较单一，实现方案和技术细节都已比较成熟。无非是在实时性上加强一下，在资源占用（包括内存和Flash等）上加强一下<text:span text:style-name="T2">，很少有新的功能需求。这样就缺少“功能来源”，导致嵌入式操作系统内核功能欠丰富。说是“无源之水”有些夸张，但也有一定的道理；</text:span></text:p>
        </text:list-item>
        <text:list-item>
          <text:p text:style-name="P3">嵌入式操作系统面对的硬件呈现高度碎片化特点，这导致操作系统开发者把大量的精力都分散在了适配硬件平台所做的移植和适配工作上，而在强化和丰富内核上投入较少。比如，应用于嵌入式领域的<text:span text:style-name="T3">CPU，有几十种之多，外围接口芯片（比如GPIO/SPI等等）更是不胜枚举。如果你打开业界最著名的嵌入式操作系统FreeRTOS的源代码，就会发现80%以上的代码都是适配CPU平台和外围硬件的代码，真正的内核，才几个文件，不超过数千行代码。做一个比较“功利和庸俗”的比喻，好比一个屌丝，今天认识了路人甲，明天认识了路人乙，后天又认识了路人丙，这样下去，你一直是个屌丝。因为你总是把自己的时间，分散在认识“路人X”上面。生态的构筑，必须建立在内核的深度和丰富的基础上，而且不应该是内核开发人员自己去构筑。Windows最开始的时候，只支持Intel CPU，Linux最开始的时候，也是基于x86开发。Android和iOS操作系统，也以支持ARM为主，这些主流的操作系统，从来不会主动去适应碎片化的硬件，而是聚焦一个硬件平台，把功能做厚，到了一定的程度，自然会有各种各样的碎片化硬件主动过来适配。个人认为，这才是操作系统成功发展的路线；</text:span></text:p>
        </text:list-item>
      </text:list>
      <text:p text:style-name="P4"><text:soft-page-break/><text:s text:c="4"/>总之，嵌入式操作系统的这些特点，使之类似一个低缓的斜坡，向两边平缓而无限的延伸，无法形成一座挺拔的高耸入云的山峰。这就是国内很多自主操作系统开发无法成为规模的原因。</text:p>
      <text:p text:style-name="P4"><text:s text:c="4"/>当然，这只是个人的观点，可能有些偏激。不过我个人心中，对操作系统和系统软件的开发者，从来都是充满敬仰和尊重的。他们为了自己的理想和情怀，在系统软件或者嵌入式开发领域赚取微薄的薪水，艰难的坚持着。像我这种“更有甚者”，不但不赚钱，而且还要贴钱进去的“业余爱好者”，更是不容易。不过每当你看到一段代码顺利编译通过，看到一个小的模块顺利链接到内核，看到一个功能顺利运行，看到一个应用顺利上线并连续工作数个星期的时候，内心的成就和满足，是无法用语言形容的。这种感觉会让你藐视和看低其它的困难，内心充满自信。而这种成就感或者自信，以及从系统软件开发中获取的对软件和计算机的理解，会让你把其它的事情做好。我想，这也是真正的开源践行者能够坚持的原因吧。</text:p>
      <text:p text:style-name="P2"><text:s text:c="4"/>要避免这些问题，形成有竞争力的操作系统，必须选择一个功能丰富的应用场景，从这个场景切入，逐渐把操作系统内核做厚，即所谓的“形成有效积累”。因为功能丰富，对内核功能的要求必然会多，众多的功能叠加到一起，会对操作系统内核的架构提出很大挑战，比如可扩展性，性能，安全性，稳定性，等等。能够应付这些挑战了，说明内核已具备一定的规模和成熟度，具备了适应其它复杂场景的基础。这时候，即使具备了适应其它应用场景的能力，也不要急于分散精力去开发，而是要长时间聚焦初始场景做深入耕耘。其它场景的移植和适配，是由其他人做的，绝不是由最初场景开发人员去做。</text:p>
      <text:p text:style-name="P2"><text:s text:c="4"/>敲一下黑板：这是我们的第一个结论，即要把操作系统做好，必须要形成“可持续积累各方成果”的系统内核（或者平台）。而要达到这种效果，必须选择功能丰富的场景作为切入，且要聚焦该场景持续深挖，不能分散精力。</text:p>
      <text:p text:style-name="P5"><text:s text:c="4"/>下面进入我们的第二个观点的介绍：在开发自主操作系统时，避免与主流操作系统平台正面竞争。</text:p>
      <text:p text:style-name="P5"><text:s text:c="4"/>在网上有一篇传播很广的文章，作者站在参与者的角度，讨论了“方舟<text:span text:style-name="T4">CPU和国产操作系统，以及永中Office”的失败教训。首先感谢文章分享作者，个人认为其中的很多观点，都是正确的。但对于系统软件（包括操作系统和Office软件）失败的结论，归结为“没有考虑用户体验”，我有些不同意见，至少这不是最根本的原因。我认为失败的根本原因，就是与当时的霸主Wintel进行了正面竞争。我是很佩服这种勇气的，而且也真诚相信，当时的参与者们是怀着梦想与情怀的，通过噱头骗取学术费用，毕竟是少数，大多数教授和学者，毕竟都是有理想有追求的人。所谓精神可嘉，结果惨烈，但成果（成果是这个过程的输出，不等于结果）有价值。</text:span></text:p>
      <text:p text:style-name="P5"><text:s text:c="4"/>回到正题，与主流操作系统及其生态正面竞争，从本质上说是一种破坏，试图破坏一种已经建立起来，并有效运转的社会机制。基于主流操作系统，人们已经形成了使用习惯，形成了共同语言和价值观，这种共同的习惯和价值观，会促进社会的发展。而与主流操作系统进行正面竞争，就是试图破坏这种已经建立起来的机制。这种你死我活的竞争方式，不符合“人类命运共同体”的理念。从主流操作系统发展的过程来看，几乎所有成功的操作系统，都是从开辟新的应用场景并深入挖掘开始的，比如Windows，瞄准了刚刚兴起的<text:span text:style-name="T5">PC机市场，最终成为一代霸主。Linux则借助开源文化，顺应人们对开源的需求，而逐渐做大。即使做到今天，Linux也没有与Windows正面竞争，而是瞄准服务器市场深入耕耘。Android操作系统就不用说了，瞄准近几年兴起的智能手机市场，以其良好的适应性和开放能力，赢得了最广泛的手机市场。</text:span></text:p>
      <text:p text:style-name="P5"><text:s text:c="4"/>我们可以得出这样的结论：操作系统有强大的“不可替代性”，一旦其占住某个硬件领域，占住某个应用场景，想用新的操作系统来替代它，是很困难的，或者说是不可能的。其最终宿命，就是随着这个领域或应用场景逐渐衰落，最终一起消亡。</text:p>
      <text:p text:style-name="P5"><text:soft-page-break/><text:s text:c="4"/>基于这样的分析，开发新的操作系统，最好的方式是从一个尚未形成“最优匹配模式”的场景入手，避免与已经形成最优匹配模式的主流操作系统竞争。这里的最优匹配模式，指的是诸如Windows <text:span text:style-name="T6">+ Intel，Android + ARM等组合，使应用领域价值最大化的情形。随着物联网的发展，这样尚未达到“最优匹配”的场景，是很多的。广大操作系统开发者和企业，完全可以选择出一个这样的场景，来作为切入点。</text:span></text:p>
      <text:p text:style-name="P5"><text:s text:c="4"/>总结一下，观点非常明确：对于操作系统开发来说，要选择一个功能丰富的应用场景，深入持续把内核做厚。同时要避免与主流操作系统正面竞争。</text:p>
      <text:p text:style-name="P5"><text:s text:c="4"/>这是个人总结的观点，不一定正确，供对操作系统开发有兴趣的朋友们参考。目标是明确的，就是通过诸多努力，能够尽快开发出具有世界级水平的操作系统，能够在某一个领域内得到广泛应用，形成这个领域内的霸主地位。</text:p>
      <text:p text:style-name="P5"><text:s text:c="4"/>最后，还是要对我们的开源操作系统项目HelloX进行一番宣传。HelloX定位为物联网操作系统，当前选定物联网网关为应用场景，进行深入开发。物联网网关功能复杂，其功能和模型也尚未形成广泛共识，有巨大的挖掘空间。当前HelloX的软件，已可以实现完整的家庭网关（物联网网关功能包括家庭宽带接入）功能，后续我们将制作一款专门的硬件，用于搭载HelloX。欢迎对操作系统有兴趣的朋友们加入我们开发团队，也欢迎物联网企业与我们合作。</text:p>
      <text:p text:style-name="P5"><text:s text:c="4"/>联系方式：<text:span text:style-name="T7">QQ/微信：89007638 <text:s text:c="3"/>QQ群：38467832</text:span></text:p>
      <text:p text:style-name="P5"/>
      <text:p text:style-name="P5"><text:s text:c="4"/>欢迎转载该文章，但为尊重原创版权，转载时请注明作者和出处。</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09:28:32.882000000</meta:creation-date>
    <meta:generator>LibreOffice/6.0.2.1$Windows_X86_64 LibreOffice_project/f7f06a8f319e4b62f9bc5095aa112a65d2f3ac89</meta:generator>
    <dc:date>2018-04-25T21:47:04.147000000</dc:date>
    <meta:editing-duration>P1DT12H7M28S</meta:editing-duration>
    <meta:editing-cycles>108</meta:editing-cycles>
    <meta:document-statistic meta:table-count="0" meta:image-count="0" meta:object-count="0" meta:page-count="3" meta:paragraph-count="21" meta:word-count="3462" meta:character-count="3701" meta:non-whitespace-character-count="3620"/>
  </office:meta>
</office:document-meta>
</file>